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686cm"/>
    </style:style>
    <style:style style:name="co5" style:family="table-column">
      <style:table-column-properties fo:break-before="auto" style:column-width="1.741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HRG10-5A-lines (ol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xide wt%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Point#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g no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RG10_5A_ol_line</text:p>
          </table:table-cell>
          <table:table-cell office:value-type="float" office:value="6.572" calcext:value-type="float">
            <text:p>6.57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0136" calcext:value-type="float">
            <text:p>0.0136</text:p>
          </table:table-cell>
          <table:table-cell office:value-type="float" office:value="12.694" calcext:value-type="float">
            <text:p>12.694</text:p>
          </table:table-cell>
          <table:table-cell office:value-type="float" office:value="44.5696" calcext:value-type="float">
            <text:p>44.5696</text:p>
          </table:table-cell>
          <table:table-cell office:value-type="float" office:value="11.5605" calcext:value-type="float">
            <text:p>11.5605</text:p>
          </table:table-cell>
          <table:table-cell office:value-type="float" office:value="13.2578" calcext:value-type="float">
            <text:p>13.2578</text:p>
          </table:table-cell>
          <table:table-cell office:value-type="float" office:value="3.2924" calcext:value-type="float">
            <text:p>3.2924</text:p>
          </table:table-cell>
          <table:table-cell office:value-type="float" office:value="92.1864" calcext:value-type="float">
            <text:p>92.1864</text:p>
          </table:table-cell>
          <table:table-cell table:formula="of:=100*[.C5]/([.C5]+[.F5])" office:value-type="float" office:value="34.1119069864009" calcext:value-type="float">
            <text:p>34.11190698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RG10_5A_ol_line</text:p>
          </table:table-cell>
          <table:table-cell office:value-type="float" office:value="36.8355" calcext:value-type="float">
            <text:p>36.8355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133" calcext:value-type="float">
            <text:p>0.133</text:p>
          </table:table-cell>
          <table:table-cell office:value-type="float" office:value="17.6489" calcext:value-type="float">
            <text:p>17.6489</text:p>
          </table:table-cell>
          <table:table-cell office:value-type="float" office:value="38.8354" calcext:value-type="float">
            <text:p>38.8354</text:p>
          </table:table-cell>
          <table:table-cell office:value-type="float" office:value="1.4818" calcext:value-type="float">
            <text:p>1.4818</text:p>
          </table:table-cell>
          <table:table-cell office:value-type="float" office:value="1.7762" calcext:value-type="float">
            <text:p>1.7762</text:p>
          </table:table-cell>
          <table:table-cell office:value-type="float" office:value="0.385" calcext:value-type="float">
            <text:p>0.385</text:p>
          </table:table-cell>
          <table:table-cell office:value-type="float" office:value="97.3601" calcext:value-type="float">
            <text:p>97.3601</text:p>
          </table:table-cell>
          <table:table-cell table:formula="of:=100*[.C6]/([.C6]+[.F6])" office:value-type="float" office:value="67.6074252446572" calcext:value-type="float">
            <text:p>67.60742524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RG10_5A_ol_line</text:p>
          </table:table-cell>
          <table:table-cell office:value-type="float" office:value="41.8668" calcext:value-type="float">
            <text:p>41.8668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1775" calcext:value-type="float">
            <text:p>0.1775</text:p>
          </table:table-cell>
          <table:table-cell office:value-type="float" office:value="16.9809" calcext:value-type="float">
            <text:p>16.9809</text:p>
          </table:table-cell>
          <table:table-cell office:value-type="float" office:value="38.5481" calcext:value-type="float">
            <text:p>38.5481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401" calcext:value-type="float">
            <text:p>0.0401</text:p>
          </table:table-cell>
          <table:table-cell office:value-type="float" office:value="98.2859" calcext:value-type="float">
            <text:p>98.2859</text:p>
          </table:table-cell>
          <table:table-cell table:formula="of:=100*[.C7]/([.C7]+[.F7])" office:value-type="float" office:value="71.1443267961195" calcext:value-type="float">
            <text:p>71.144326796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RG10_5A_ol_line</text:p>
          </table:table-cell>
          <table:table-cell office:value-type="float" office:value="42.1437" calcext:value-type="float">
            <text:p>42.1437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1705" calcext:value-type="float">
            <text:p>0.1705</text:p>
          </table:table-cell>
          <table:table-cell office:value-type="float" office:value="16.5274" calcext:value-type="float">
            <text:p>16.5274</text:p>
          </table:table-cell>
          <table:table-cell office:value-type="float" office:value="38.3636" calcext:value-type="float">
            <text:p>38.3636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244" calcext:value-type="float">
            <text:p>0.0244</text:p>
          </table:table-cell>
          <table:table-cell office:value-type="float" office:value="97.8488" calcext:value-type="float">
            <text:p>97.8488</text:p>
          </table:table-cell>
          <table:table-cell table:formula="of:=100*[.C8]/([.C8]+[.F8])" office:value-type="float" office:value="71.8304241781729" calcext:value-type="float">
            <text:p>71.83042417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RG10_5A_ol_line</text:p>
          </table:table-cell>
          <table:table-cell office:value-type="float" office:value="42.0328" calcext:value-type="float">
            <text:p>42.0328</text:p>
          </table:table-cell>
          <table:table-cell office:value-type="float" office:value="0.2831" calcext:value-type="float">
            <text:p>0.2831</text:p>
          </table:table-cell>
          <table:table-cell office:value-type="float" office:value="0.1882" calcext:value-type="float">
            <text:p>0.1882</text:p>
          </table:table-cell>
          <table:table-cell office:value-type="float" office:value="16.6839" calcext:value-type="float">
            <text:p>16.6839</text:p>
          </table:table-cell>
          <table:table-cell office:value-type="float" office:value="38.256" calcext:value-type="float">
            <text:p>38.25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186" calcext:value-type="float">
            <text:p>0.0186</text:p>
          </table:table-cell>
          <table:table-cell office:value-type="float" office:value="97.8391" calcext:value-type="float">
            <text:p>97.8391</text:p>
          </table:table-cell>
          <table:table-cell table:formula="of:=100*[.C9]/([.C9]+[.F9])" office:value-type="float" office:value="71.5857669112876" calcext:value-type="float">
            <text:p>71.58576691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RG10_5A_ol_line</text:p>
          </table:table-cell>
          <table:table-cell office:value-type="float" office:value="41.1535" calcext:value-type="float">
            <text:p>41.1535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1651" calcext:value-type="float">
            <text:p>0.1651</text:p>
          </table:table-cell>
          <table:table-cell office:value-type="float" office:value="17.9392" calcext:value-type="float">
            <text:p>17.9392</text:p>
          </table:table-cell>
          <table:table-cell office:value-type="float" office:value="38.0769" calcext:value-type="float">
            <text:p>38.0769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168" calcext:value-type="float">
            <text:p>0.0168</text:p>
          </table:table-cell>
          <table:table-cell office:value-type="float" office:value="97.9938" calcext:value-type="float">
            <text:p>97.9938</text:p>
          </table:table-cell>
          <table:table-cell table:formula="of:=100*[.C10]/([.C10]+[.F10])" office:value-type="float" office:value="69.6422739187751" calcext:value-type="float">
            <text:p>69.642273918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RG10_5A_ol_line</text:p>
          </table:table-cell>
          <table:table-cell office:value-type="float" office:value="39.6705" calcext:value-type="float">
            <text:p>39.6705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1298" calcext:value-type="float">
            <text:p>0.1298</text:p>
          </table:table-cell>
          <table:table-cell office:value-type="float" office:value="19.8524" calcext:value-type="float">
            <text:p>19.8524</text:p>
          </table:table-cell>
          <table:table-cell office:value-type="float" office:value="37.6265" calcext:value-type="float">
            <text:p>37.6265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8" calcext:value-type="float">
            <text:p>0.0248</text:p>
          </table:table-cell>
          <table:table-cell office:value-type="float" office:value="97.9426" calcext:value-type="float">
            <text:p>97.9426</text:p>
          </table:table-cell>
          <table:table-cell table:formula="of:=100*[.C11]/([.C11]+[.F11])" office:value-type="float" office:value="66.6474583731639" calcext:value-type="float">
            <text:p>66.64745837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RG10_5A_ol_line</text:p>
          </table:table-cell>
          <table:table-cell office:value-type="float" office:value="39.1067" calcext:value-type="float">
            <text:p>39.1067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1334" calcext:value-type="float">
            <text:p>0.1334</text:p>
          </table:table-cell>
          <table:table-cell office:value-type="float" office:value="20.781" calcext:value-type="float">
            <text:p>20.781</text:p>
          </table:table-cell>
          <table:table-cell office:value-type="float" office:value="37.5685" calcext:value-type="float">
            <text:p>37.5685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88" calcext:value-type="float">
            <text:p>0.0288</text:p>
          </table:table-cell>
          <table:table-cell office:value-type="float" office:value="98.2526" calcext:value-type="float">
            <text:p>98.2526</text:p>
          </table:table-cell>
          <table:table-cell table:formula="of:=100*[.C12]/([.C12]+[.F12])" office:value-type="float" office:value="65.3000532663635" calcext:value-type="float">
            <text:p>65.300053266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RG10_5A_ol_line</text:p>
          </table:table-cell>
          <table:table-cell office:value-type="float" office:value="38.7728" calcext:value-type="float">
            <text:p>38.772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201" calcext:value-type="float">
            <text:p>0.1201</text:p>
          </table:table-cell>
          <table:table-cell office:value-type="float" office:value="21.0729" calcext:value-type="float">
            <text:p>21.0729</text:p>
          </table:table-cell>
          <table:table-cell office:value-type="float" office:value="37.4559" calcext:value-type="float">
            <text:p>37.4559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8" calcext:value-type="float">
            <text:p>0.038</text:p>
          </table:table-cell>
          <table:table-cell office:value-type="float" office:value="98.0964" calcext:value-type="float">
            <text:p>98.0964</text:p>
          </table:table-cell>
          <table:table-cell table:formula="of:=100*[.C13]/([.C13]+[.F13])" office:value-type="float" office:value="64.7879463353257" calcext:value-type="float">
            <text:p>64.787946335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RG10_5A_ol_line</text:p>
          </table:table-cell>
          <table:table-cell office:value-type="float" office:value="38.5441" calcext:value-type="float">
            <text:p>38.5441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1185" calcext:value-type="float">
            <text:p>0.1185</text:p>
          </table:table-cell>
          <table:table-cell office:value-type="float" office:value="21.0832" calcext:value-type="float">
            <text:p>21.0832</text:p>
          </table:table-cell>
          <table:table-cell office:value-type="float" office:value="37.3907" calcext:value-type="float">
            <text:p>37.3907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2" calcext:value-type="float">
            <text:p>0.0292</text:p>
          </table:table-cell>
          <table:table-cell office:value-type="float" office:value="97.8211" calcext:value-type="float">
            <text:p>97.8211</text:p>
          </table:table-cell>
          <table:table-cell table:formula="of:=100*[.C14]/([.C14]+[.F14])" office:value-type="float" office:value="64.641699355832" calcext:value-type="float">
            <text:p>64.64169935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RG10_5A_ol_line</text:p>
          </table:table-cell>
          <table:table-cell office:value-type="float" office:value="38.6686" calcext:value-type="float">
            <text:p>38.6686</text:p>
          </table:table-cell>
          <table:table-cell office:value-type="float" office:value="0.328" calcext:value-type="float">
            <text:p>0.328</text:p>
          </table:table-cell>
          <table:table-cell office:value-type="float" office:value="0.1171" calcext:value-type="float">
            <text:p>0.1171</text:p>
          </table:table-cell>
          <table:table-cell office:value-type="float" office:value="21.1006" calcext:value-type="float">
            <text:p>21.1006</text:p>
          </table:table-cell>
          <table:table-cell office:value-type="float" office:value="37.4349" calcext:value-type="float">
            <text:p>37.4349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4" calcext:value-type="float">
            <text:p>0.0314</text:p>
          </table:table-cell>
          <table:table-cell office:value-type="float" office:value="97.9926" calcext:value-type="float">
            <text:p>97.9926</text:p>
          </table:table-cell>
          <table:table-cell table:formula="of:=100*[.C15]/([.C15]+[.F15])" office:value-type="float" office:value="64.6965326623077" calcext:value-type="float">
            <text:p>64.696532662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RG10_5A_ol_line</text:p>
          </table:table-cell>
          <table:table-cell office:value-type="float" office:value="38.6024" calcext:value-type="float">
            <text:p>38.6024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1355" calcext:value-type="float">
            <text:p>0.1355</text:p>
          </table:table-cell>
          <table:table-cell office:value-type="float" office:value="21.2002" calcext:value-type="float">
            <text:p>21.2002</text:p>
          </table:table-cell>
          <table:table-cell office:value-type="float" office:value="37.4121" calcext:value-type="float">
            <text:p>37.412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24" calcext:value-type="float">
            <text:p>0.0324</text:p>
          </table:table-cell>
          <table:table-cell office:value-type="float" office:value="98.0001" calcext:value-type="float">
            <text:p>98.0001</text:p>
          </table:table-cell>
          <table:table-cell table:formula="of:=100*[.C16]/([.C16]+[.F16])" office:value-type="float" office:value="64.5497018524278" calcext:value-type="float">
            <text:p>64.549701852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HRG10_5A_ol_line</text:p>
          </table:table-cell>
          <table:table-cell office:value-type="float" office:value="38.6818" calcext:value-type="float">
            <text:p>38.6818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1242" calcext:value-type="float">
            <text:p>0.1242</text:p>
          </table:table-cell>
          <table:table-cell office:value-type="float" office:value="21.2329" calcext:value-type="float">
            <text:p>21.2329</text:p>
          </table:table-cell>
          <table:table-cell office:value-type="float" office:value="37.4416" calcext:value-type="float">
            <text:p>37.4416</text:p>
          </table:table-cell>
          <table:table-cell office:value-type="float" office:value="0.264" calcext:value-type="float">
            <text:p>0.264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215" calcext:value-type="float">
            <text:p>0.0215</text:p>
          </table:table-cell>
          <table:table-cell office:value-type="float" office:value="98.1266" calcext:value-type="float">
            <text:p>98.1266</text:p>
          </table:table-cell>
          <table:table-cell table:formula="of:=100*[.C17]/([.C17]+[.F17])" office:value-type="float" office:value="64.5614515302588" calcext:value-type="float">
            <text:p>64.561451530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HRG10_5A_ol_line</text:p>
          </table:table-cell>
          <table:table-cell office:value-type="float" office:value="38.6377" calcext:value-type="float">
            <text:p>38.6377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1238" calcext:value-type="float">
            <text:p>0.1238</text:p>
          </table:table-cell>
          <table:table-cell office:value-type="float" office:value="21.3029" calcext:value-type="float">
            <text:p>21.3029</text:p>
          </table:table-cell>
          <table:table-cell office:value-type="float" office:value="37.3276" calcext:value-type="float">
            <text:p>37.3276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09" calcext:value-type="float">
            <text:p>0.0409</text:p>
          </table:table-cell>
          <table:table-cell office:value-type="float" office:value="98.0719" calcext:value-type="float">
            <text:p>98.0719</text:p>
          </table:table-cell>
          <table:table-cell table:formula="of:=100*[.C18]/([.C18]+[.F18])" office:value-type="float" office:value="64.4599820488951" calcext:value-type="float">
            <text:p>64.459982048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HRG10_5A_ol_line</text:p>
          </table:table-cell>
          <table:table-cell office:value-type="float" office:value="38.6661" calcext:value-type="float">
            <text:p>38.6661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125" calcext:value-type="float">
            <text:p>0.125</text:p>
          </table:table-cell>
          <table:table-cell office:value-type="float" office:value="21.2779" calcext:value-type="float">
            <text:p>21.2779</text:p>
          </table:table-cell>
          <table:table-cell office:value-type="float" office:value="37.3592" calcext:value-type="float">
            <text:p>37.3592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147" calcext:value-type="float">
            <text:p>0.0147</text:p>
          </table:table-cell>
          <table:table-cell office:value-type="float" office:value="98.075" calcext:value-type="float">
            <text:p>98.075</text:p>
          </table:table-cell>
          <table:table-cell table:formula="of:=100*[.C19]/([.C19]+[.F19])" office:value-type="float" office:value="64.5037034565595" calcext:value-type="float">
            <text:p>64.503703456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HRG10_5A_ol_line</text:p>
          </table:table-cell>
          <table:table-cell office:value-type="float" office:value="38.4827" calcext:value-type="float">
            <text:p>38.4827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1248" calcext:value-type="float">
            <text:p>0.1248</text:p>
          </table:table-cell>
          <table:table-cell office:value-type="float" office:value="21.1185" calcext:value-type="float">
            <text:p>21.1185</text:p>
          </table:table-cell>
          <table:table-cell office:value-type="float" office:value="37.3537" calcext:value-type="float">
            <text:p>37.3537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29" calcext:value-type="float">
            <text:p>0.029</text:p>
          </table:table-cell>
          <table:table-cell office:value-type="float" office:value="97.7551" calcext:value-type="float">
            <text:p>97.7551</text:p>
          </table:table-cell>
          <table:table-cell table:formula="of:=100*[.C20]/([.C20]+[.F20])" office:value-type="float" office:value="64.5669885841225" calcext:value-type="float">
            <text:p>64.566988584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RG10_5A_ol_line</text:p>
          </table:table-cell>
          <table:table-cell office:value-type="float" office:value="38.4969" calcext:value-type="float">
            <text:p>38.4969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128" calcext:value-type="float">
            <text:p>0.128</text:p>
          </table:table-cell>
          <table:table-cell office:value-type="float" office:value="21.423" calcext:value-type="float">
            <text:p>21.423</text:p>
          </table:table-cell>
          <table:table-cell office:value-type="float" office:value="37.3971" calcext:value-type="float">
            <text:p>37.3971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249" calcext:value-type="float">
            <text:p>0.0249</text:p>
          </table:table-cell>
          <table:table-cell office:value-type="float" office:value="98.1082" calcext:value-type="float">
            <text:p>98.1082</text:p>
          </table:table-cell>
          <table:table-cell table:formula="of:=100*[.C21]/([.C21]+[.F21])" office:value-type="float" office:value="64.247270105591" calcext:value-type="float">
            <text:p>64.247270105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HRG10_5A_ol_line</text:p>
          </table:table-cell>
          <table:table-cell office:value-type="float" office:value="38.5618" calcext:value-type="float">
            <text:p>38.5618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123" calcext:value-type="float">
            <text:p>0.123</text:p>
          </table:table-cell>
          <table:table-cell office:value-type="float" office:value="21.3655" calcext:value-type="float">
            <text:p>21.3655</text:p>
          </table:table-cell>
          <table:table-cell office:value-type="float" office:value="37.3466" calcext:value-type="float">
            <text:p>37.3466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188" calcext:value-type="float">
            <text:p>0.0188</text:p>
          </table:table-cell>
          <table:table-cell office:value-type="float" office:value="98.0547" calcext:value-type="float">
            <text:p>98.0547</text:p>
          </table:table-cell>
          <table:table-cell table:formula="of:=100*[.C22]/([.C22]+[.F22])" office:value-type="float" office:value="64.3476345505304" calcext:value-type="float">
            <text:p>64.347634550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RG10_5A_ol_line</text:p>
          </table:table-cell>
          <table:table-cell office:value-type="float" office:value="38.5312" calcext:value-type="float">
            <text:p>38.5312</text:p>
          </table:table-cell>
          <table:table-cell office:value-type="float" office:value="0.311" calcext:value-type="float">
            <text:p>0.311</text:p>
          </table:table-cell>
          <table:table-cell office:value-type="float" office:value="0.1162" calcext:value-type="float">
            <text:p>0.1162</text:p>
          </table:table-cell>
          <table:table-cell office:value-type="float" office:value="21.3451" calcext:value-type="float">
            <text:p>21.3451</text:p>
          </table:table-cell>
          <table:table-cell office:value-type="float" office:value="37.3476" calcext:value-type="float">
            <text:p>37.3476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106" calcext:value-type="float">
            <text:p>0.0106</text:p>
          </table:table-cell>
          <table:table-cell office:value-type="float" office:value="97.9634" calcext:value-type="float">
            <text:p>97.9634</text:p>
          </table:table-cell>
          <table:table-cell table:formula="of:=100*[.C23]/([.C23]+[.F23])" office:value-type="float" office:value="64.3513376745056" calcext:value-type="float">
            <text:p>64.35133767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HRG10_5A_ol_line</text:p>
          </table:table-cell>
          <table:table-cell office:value-type="float" office:value="38.5856" calcext:value-type="float">
            <text:p>38.5856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1166" calcext:value-type="float">
            <text:p>0.1166</text:p>
          </table:table-cell>
          <table:table-cell office:value-type="float" office:value="21.6124" calcext:value-type="float">
            <text:p>21.6124</text:p>
          </table:table-cell>
          <table:table-cell office:value-type="float" office:value="37.7132" calcext:value-type="float">
            <text:p>37.7132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255" calcext:value-type="float">
            <text:p>0.0255</text:p>
          </table:table-cell>
          <table:table-cell office:value-type="float" office:value="98.6861" calcext:value-type="float">
            <text:p>98.6861</text:p>
          </table:table-cell>
          <table:table-cell table:formula="of:=100*[.C24]/([.C24]+[.F24])" office:value-type="float" office:value="64.0978105584903" calcext:value-type="float">
            <text:p>64.097810558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HRG10_5A_ol_line</text:p>
          </table:table-cell>
          <table:table-cell office:value-type="float" office:value="38.5558" calcext:value-type="float">
            <text:p>38.5558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1254" calcext:value-type="float">
            <text:p>0.1254</text:p>
          </table:table-cell>
          <table:table-cell office:value-type="float" office:value="21.4506" calcext:value-type="float">
            <text:p>21.4506</text:p>
          </table:table-cell>
          <table:table-cell office:value-type="float" office:value="37.3714" calcext:value-type="float">
            <text:p>37.3714</text:p>
          </table:table-cell>
          <table:table-cell office:value-type="float" office:value="0.267" calcext:value-type="float">
            <text:p>0.267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274" calcext:value-type="float">
            <text:p>0.0274</text:p>
          </table:table-cell>
          <table:table-cell office:value-type="float" office:value="98.1512" calcext:value-type="float">
            <text:p>98.1512</text:p>
          </table:table-cell>
          <table:table-cell table:formula="of:=100*[.C25]/([.C25]+[.F25])" office:value-type="float" office:value="64.2528130332765" calcext:value-type="float">
            <text:p>64.252813033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RG10_5A_ol_line</text:p>
          </table:table-cell>
          <table:table-cell office:value-type="float" office:value="38.5517" calcext:value-type="float">
            <text:p>38.5517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1186" calcext:value-type="float">
            <text:p>0.1186</text:p>
          </table:table-cell>
          <table:table-cell office:value-type="float" office:value="21.6588" calcext:value-type="float">
            <text:p>21.6588</text:p>
          </table:table-cell>
          <table:table-cell office:value-type="float" office:value="37.346" calcext:value-type="float">
            <text:p>37.346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265" calcext:value-type="float">
            <text:p>0.0265</text:p>
          </table:table-cell>
          <table:table-cell office:value-type="float" office:value="98.2965" calcext:value-type="float">
            <text:p>98.2965</text:p>
          </table:table-cell>
          <table:table-cell table:formula="of:=100*[.C26]/([.C26]+[.F26])" office:value-type="float" office:value="64.0282010612767" calcext:value-type="float">
            <text:p>64.028201061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HRG10_5A_ol_line</text:p>
          </table:table-cell>
          <table:table-cell office:value-type="float" office:value="38.445" calcext:value-type="float">
            <text:p>38.445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1266" calcext:value-type="float">
            <text:p>0.1266</text:p>
          </table:table-cell>
          <table:table-cell office:value-type="float" office:value="21.4944" calcext:value-type="float">
            <text:p>21.4944</text:p>
          </table:table-cell>
          <table:table-cell office:value-type="float" office:value="37.3786" calcext:value-type="float">
            <text:p>37.3786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04" calcext:value-type="float">
            <text:p>0.0304</text:p>
          </table:table-cell>
          <table:table-cell office:value-type="float" office:value="98.1106" calcext:value-type="float">
            <text:p>98.1106</text:p>
          </table:table-cell>
          <table:table-cell table:formula="of:=100*[.C27]/([.C27]+[.F27])" office:value-type="float" office:value="64.1397811789908" calcext:value-type="float">
            <text:p>64.13978117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HRG10_5A_ol_line</text:p>
          </table:table-cell>
          <table:table-cell office:value-type="float" office:value="38.3994" calcext:value-type="float">
            <text:p>38.3994</text:p>
          </table:table-cell>
          <table:table-cell office:value-type="float" office:value="0.3159" calcext:value-type="float">
            <text:p>0.3159</text:p>
          </table:table-cell>
          <table:table-cell office:value-type="float" office:value="0.1209" calcext:value-type="float">
            <text:p>0.1209</text:p>
          </table:table-cell>
          <table:table-cell office:value-type="float" office:value="21.5913" calcext:value-type="float">
            <text:p>21.5913</text:p>
          </table:table-cell>
          <table:table-cell office:value-type="float" office:value="37.3368" calcext:value-type="float">
            <text:p>37.3368</text:p>
          </table:table-cell>
          <table:table-cell office:value-type="float" office:value="0.271" calcext:value-type="float">
            <text:p>0.27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93" calcext:value-type="float">
            <text:p>0.0293</text:p>
          </table:table-cell>
          <table:table-cell office:value-type="float" office:value="98.1006" calcext:value-type="float">
            <text:p>98.1006</text:p>
          </table:table-cell>
          <table:table-cell table:formula="of:=100*[.C28]/([.C28]+[.F28])" office:value-type="float" office:value="64.0089213828143" calcext:value-type="float">
            <text:p>64.008921382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HRG10_5A_ol_line</text:p>
          </table:table-cell>
          <table:table-cell office:value-type="float" office:value="38.4819" calcext:value-type="float">
            <text:p>38.4819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1314" calcext:value-type="float">
            <text:p>0.1314</text:p>
          </table:table-cell>
          <table:table-cell office:value-type="float" office:value="21.3593" calcext:value-type="float">
            <text:p>21.3593</text:p>
          </table:table-cell>
          <table:table-cell office:value-type="float" office:value="37.3558" calcext:value-type="float">
            <text:p>37.3558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225" calcext:value-type="float">
            <text:p>0.0225</text:p>
          </table:table-cell>
          <table:table-cell office:value-type="float" office:value="97.9575" calcext:value-type="float">
            <text:p>97.9575</text:p>
          </table:table-cell>
          <table:table-cell table:formula="of:=100*[.C29]/([.C29]+[.F29])" office:value-type="float" office:value="64.3066983950857" calcext:value-type="float">
            <text:p>64.306698395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HRG10_5A_ol_line</text:p>
          </table:table-cell>
          <table:table-cell office:value-type="float" office:value="38.4251" calcext:value-type="float">
            <text:p>38.4251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124" calcext:value-type="float">
            <text:p>0.124</text:p>
          </table:table-cell>
          <table:table-cell office:value-type="float" office:value="21.4605" calcext:value-type="float">
            <text:p>21.4605</text:p>
          </table:table-cell>
          <table:table-cell office:value-type="float" office:value="37.3275" calcext:value-type="float">
            <text:p>37.327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265" calcext:value-type="float">
            <text:p>0.0265</text:p>
          </table:table-cell>
          <table:table-cell office:value-type="float" office:value="97.9835" calcext:value-type="float">
            <text:p>97.9835</text:p>
          </table:table-cell>
          <table:table-cell table:formula="of:=100*[.C30]/([.C30]+[.F30])" office:value-type="float" office:value="64.164173023231" calcext:value-type="float">
            <text:p>64.164173023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HRG10_5A_ol_line</text:p>
          </table:table-cell>
          <table:table-cell office:value-type="float" office:value="38.5488" calcext:value-type="float">
            <text:p>38.5488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1169" calcext:value-type="float">
            <text:p>0.1169</text:p>
          </table:table-cell>
          <table:table-cell office:value-type="float" office:value="21.4721" calcext:value-type="float">
            <text:p>21.4721</text:p>
          </table:table-cell>
          <table:table-cell office:value-type="float" office:value="37.3413" calcext:value-type="float">
            <text:p>37.341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98.1438" calcext:value-type="float">
            <text:p>98.1438</text:p>
          </table:table-cell>
          <table:table-cell table:formula="of:=100*[.C31]/([.C31]+[.F31])" office:value-type="float" office:value="64.2256280728879" calcext:value-type="float">
            <text:p>64.225628072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RG10_5A_ol_line</text:p>
          </table:table-cell>
          <table:table-cell office:value-type="float" office:value="38.3859" calcext:value-type="float">
            <text:p>38.3859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1223" calcext:value-type="float">
            <text:p>0.1223</text:p>
          </table:table-cell>
          <table:table-cell office:value-type="float" office:value="21.2927" calcext:value-type="float">
            <text:p>21.2927</text:p>
          </table:table-cell>
          <table:table-cell office:value-type="float" office:value="37.3397" calcext:value-type="float">
            <text:p>37.3397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275" calcext:value-type="float">
            <text:p>0.0275</text:p>
          </table:table-cell>
          <table:table-cell office:value-type="float" office:value="97.7858" calcext:value-type="float">
            <text:p>97.7858</text:p>
          </table:table-cell>
          <table:table-cell table:formula="of:=100*[.C32]/([.C32]+[.F32])" office:value-type="float" office:value="64.3210464052441" calcext:value-type="float">
            <text:p>64.32104640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HRG10_5A_ol_line</text:p>
          </table:table-cell>
          <table:table-cell office:value-type="float" office:value="38.4941" calcext:value-type="float">
            <text:p>38.4941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1243" calcext:value-type="float">
            <text:p>0.1243</text:p>
          </table:table-cell>
          <table:table-cell office:value-type="float" office:value="21.3108" calcext:value-type="float">
            <text:p>21.3108</text:p>
          </table:table-cell>
          <table:table-cell office:value-type="float" office:value="37.2872" calcext:value-type="float">
            <text:p>37.2872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7" calcext:value-type="float">
            <text:p>0.0387</text:p>
          </table:table-cell>
          <table:table-cell office:value-type="float" office:value="97.8784" calcext:value-type="float">
            <text:p>97.8784</text:p>
          </table:table-cell>
          <table:table-cell table:formula="of:=100*[.C33]/([.C33]+[.F33])" office:value-type="float" office:value="64.3661305344545" calcext:value-type="float">
            <text:p>64.366130534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HRG10_5A_ol_line</text:p>
          </table:table-cell>
          <table:table-cell office:value-type="float" office:value="38.5338" calcext:value-type="float">
            <text:p>38.5338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1229" calcext:value-type="float">
            <text:p>0.1229</text:p>
          </table:table-cell>
          <table:table-cell office:value-type="float" office:value="21.2898" calcext:value-type="float">
            <text:p>21.2898</text:p>
          </table:table-cell>
          <table:table-cell office:value-type="float" office:value="37.3461" calcext:value-type="float">
            <text:p>37.3461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196" calcext:value-type="float">
            <text:p>0.0196</text:p>
          </table:table-cell>
          <table:table-cell office:value-type="float" office:value="97.9235" calcext:value-type="float">
            <text:p>97.9235</text:p>
          </table:table-cell>
          <table:table-cell table:formula="of:=100*[.C34]/([.C34]+[.F34])" office:value-type="float" office:value="64.4123723747819" calcext:value-type="float">
            <text:p>64.4123723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6:31:22.680000000</meta:creation-date>
    <dc:date>2013-11-10T16:35:26.480000000</dc:date>
    <meta:editing-duration>P0D</meta:editing-duration>
    <meta:editing-cycles>1</meta:editing-cycles>
    <meta:document-statistic meta:table-count="1" meta:cell-count="374" meta:object-count="0"/>
    <meta:generator>LibreOffice/4.1.0.4$Windows_x86 LibreOffice_project/89ea49ddacd9aa532507cbf852f2bb22b1ace28</meta:generator>
  </office:meta>
</office:document-meta>
</file>